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 style:page-number="1"/>
      <style:text-properties fo:color="#2A6099"/>
    </style:style>
    <style:style style:name="P3" style:parent-style-name="Listenabsatz" style:family="paragraph">
      <style:paragraph-properties style:vertical-align="auto" fo:line-height="115%" fo:background-color="#FFFFFF"/>
      <style:text-properties style:font-name="Arial" style:font-name-complex="Arial" fo:hyphenate="true"/>
    </style:style>
    <style:style style:name="P4" style:parent-style-name="Listenabsatz" style:family="paragraph">
      <style:paragraph-properties style:vertical-align="auto" fo:line-height="115%" fo:background-color="#FFFFFF"/>
      <style:text-properties fo:hyphenate="true"/>
    </style:style>
    <style:style style:name="T5" style:parent-style-name="Absatz-Standardschriftart" style:family="text"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/>
    </style:style>
    <style:style style:name="P6" style:parent-style-name="Überschrift1" style:family="paragraph">
      <style:text-properties fo:background-color="#F8F8F8"/>
    </style:style>
    <style:style style:name="P7" style:parent-style-name="LO-normal" style:family="paragraph">
      <style:text-properties fo:font-weight="bold" style:font-weight-asian="bold" style:font-weight-complex="bold" fo:color="#1D1C1D" fo:font-size="12pt" style:font-size-asian="12pt" style:font-size-complex="12pt" fo:background-color="#F8F8F8"/>
    </style:style>
    <style:style style:name="P8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9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0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1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2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3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4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5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6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7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18" style:parent-style-name="Standard" style:family="paragraph">
      <style:paragraph-properties style:vertical-align="auto" fo:line-height="115%" fo:background-color="#FFFFFF"/>
      <style:text-properties fo:hyphenate="true"/>
    </style:style>
    <style:style style:name="T19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333333" style:letter-kerning="false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/>
    </style:style>
    <style:style style:name="P21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22" style:parent-style-name="Standard" style:family="paragraph">
      <style:paragraph-properties style:vertical-align="auto" fo:line-height="115%" fo:background-color="#FFFFFF"/>
      <style:text-properties style:font-name="Arial" style:font-name-asian="Times New Roman" style:font-name-complex="Arial" fo:color="#333333" style:letter-kerning="false" style:language-asian="de" style:country-asian="DE" style:language-complex="ar" style:country-complex="SA" fo:hyphenate="true"/>
    </style:style>
    <style:style style:name="P23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24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25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26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27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28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29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30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31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32" style:parent-style-name="Standard" style:family="paragraph">
      <style:paragraph-properties style:vertical-align="auto" fo:line-height="115%" fo:background-color="#FFFFFF"/>
      <style:text-properties fo:font-weight="bold" style:font-weight-asian="bold" style:font-weight-complex="bold" fo:color="#1D1C1D" fo:background-color="#F8F8F8" fo:hyphenate="true"/>
    </style:style>
    <style:style style:name="P33" style:parent-style-name="Überschrift1" style:family="paragraph">
      <style:text-properties fo:background-color="#F8F8F8"/>
    </style:style>
    <style:style style:name="P34" style:parent-style-name="LO-normal" style:family="paragraph">
      <style:text-properties fo:color="#1D1C1D" fo:font-size="11.5pt" style:font-size-asian="11.5pt" style:font-size-complex="11.5pt" fo:background-color="#F8F8F8"/>
    </style:style>
    <style:style style:name="P35" style:parent-style-name="LO-normal" style:family="paragraph">
      <style:text-properties fo:color="#1D1C1D" fo:font-size="11.5pt" style:font-size-asian="11.5pt" style:font-size-complex="11.5pt" fo:background-color="#F8F8F8"/>
    </style:style>
    <style:style style:name="P36" style:parent-style-name="LO-normal" style:family="paragraph">
      <style:text-properties fo:color="#1D1C1D" fo:font-size="11.5pt" style:font-size-asian="11.5pt" style:font-size-complex="11.5pt" fo:background-color="#F8F8F8"/>
    </style:style>
    <style:style style:name="P37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38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39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0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1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2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3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4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5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6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7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8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49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0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1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2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3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4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5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6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7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8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59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0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1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2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3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4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5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6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7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8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69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 fo:hyphenate="true"/>
    </style:style>
    <style:style style:name="P70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" style:parent-style-name="Absatz-Standardschriftart" style:family="text">
      <style:text-properties style:font-name="Courier New" style:font-name-asian="Times New Roman" style:font-name-complex="Courier New" fo:color="#1D1C1D" style:letter-kerning="false" fo:font-size="11pt" style:font-size-asian="11pt" style:font-size-complex="11pt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1D1C1D" style:letter-kerning="false" fo:font-size="11pt" style:font-size-asian="11pt" style:font-size-complex="11pt" fo:language="de" fo:country="DE" style:language-asian="de" style:country-asian="DE" style:language-complex="ar" style:country-complex="SA"/>
    </style:style>
    <style:style style:name="P73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fo:language="de" fo:country="DE" style:language-asian="de" style:country-asian="DE" style:language-complex="ar" style:country-complex="SA" fo:hyphenate="true"/>
    </style:style>
    <style:style style:name="P74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fo:language="de" fo:country="DE" style:language-asian="de" style:country-asian="DE" style:language-complex="ar" style:country-complex="SA" fo:hyphenate="true"/>
    </style:style>
    <style:style style:name="P75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fo:language="de" fo:country="DE" style:language-asian="de" style:country-asian="DE" style:language-complex="ar" style:country-complex="SA" fo:hyphenate="true"/>
    </style:style>
    <style:style style:name="P76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fo:language="de" fo:country="DE" style:language-asian="de" style:country-asian="DE" style:language-complex="ar" style:country-complex="SA" fo:hyphenate="true"/>
    </style:style>
    <style:style style:name="P77" style:parent-style-name="Standard" style:family="paragraph">
      <style:paragraph-properties style:vertical-align="auto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1D1C1D" style:letter-kerning="false" fo:font-size="11pt" style:font-size-asian="11pt" style:font-size-complex="11pt" fo:language="de" fo:country="DE" style:language-asian="de" style:country-asian="DE" style:language-complex="ar" style:country-complex="SA" fo:hyphenate="true"/>
    </style:style>
    <style:style style:name="P78" style:parent-style-name="LO-normal" style:family="paragraph">
      <style:text-properties fo:font-weight="bold" style:font-weight-asian="bold" style:font-weight-complex="bold" fo:color="#1D1C1D" fo:background-color="#F8F8F8"/>
    </style:style>
    <style:style style:name="P79" style:parent-style-name="LO-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tab/>A-Star Search Algorithm</text:p>
      <text:p text:style-name="LO-normal"/>
      <text:h text:style-name="Überschrift1" text:outline-level="1">Introduction</text:h>
      <text:p text:style-name="LO-normal"/>
      <text:p text:style-name="LO-normal">Read up on the topic of A* Search Algorithm with the following link:<text:s/></text:p>
      <text:p text:style-name="LO-normal"/>
      <text:list text:style-name="LFO6" text:continue-numbering="true">
        <text:list-item>
          <text:p text:style-name="P3">https://www.baeldung.com/java-a-star-pathfinding</text:p>
        </text:list-item>
        <text:list-item>
          <text:p text:style-name="P4"><text:a xlink:href="https://www.youtube.com/watch?v=-L-WgKMFuhE" office:target-frame-name="_top" xlink:show="replace"><text:span text:style-name="T5">https://www.youtube.com/watch?v=-L-WgKMFuhE</text:span></text:a></text:p>
        </text:list-item>
      </text:list>
      <text:h text:style-name="P6" text:outline-level="1">Task</text:h>
      <text:p text:style-name="P7"/>
      <text:p text:style-name="P8">Consider the problem of finding a route across the diagonal of a chess board-like 8x8 grid. The rows are numbered from 0 to 7. The columns are also numbered 0 to 7. The start position is (0, 0) and the end position is (7, 7).</text:p>
      <text:p text:style-name="P9"/>
      <text:p text:style-name="P10">Movement is allowed by one square in any direction including diagonals,<text:s/>like<text:s/>a king in chess. The standard movement cost is 1.</text:p>
      <text:p text:style-name="P11"/>
      <text:p text:style-name="P12">To make things slightly harder, there is a barrier that occupy certain positions of the grid. Moving into any of the barrier positions has a cost of 100.<text:s/>The barrier occupies the positions (2,4), (2,5), (2,6), (3,6), (4,6), (5,6), (5,5), (5,4), (5,3), (5,2), (4,2) and (3,2).</text:p>
      <text:p text:style-name="P13"/>
      <text:p text:style-name="P14">A route with the lowest cost should be found using the A* search algorithm (there are multiple optimal solutions with the same total cost).</text:p>
      <text:p text:style-name="P15"/>
      <text:p text:style-name="P16">Print the optimal route in text format, as well as the total cost of the route.<text:s/>Optionally, draw the optimal route and the barrier positions.</text:p>
      <text:p text:style-name="P17"/>
      <text:p text:style-name="P18"><text:span text:style-name="T19">Note</text:span><text:span text:style-name="T20">: using a heuristic score of zero is equivalent to Dijkstra's algorithm and that's kind of cheating/not really A*!</text:span></text:p>
      <text:p text:style-name="P21"/>
      <text:p text:style-name="P22">See next page for main method.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soft-page-break/>
      <text:h text:style-name="P33" text:outline-level="1">Main Method</text:h>
      <text:p text:style-name="P34"/>
      <text:p text:style-name="P35">For a better introduction, here is the Main Method. It is recommended to stick to this method:</text:p>
      <text:p text:style-name="P36"/>
      <text:p text:style-name="P37"><text:s text:c="4"/>public static void main(String[] args) {</text:p>
      <text:p text:style-name="P38"><text:s text:c="8"/>// -1 = blocked</text:p>
      <text:p text:style-name="P39"><text:s text:c="8"/>// 0+ = additional movement cost</text:p>
      <text:p text:style-name="P40"><text:s text:c="8"/>int[][] maze = {</text:p>
      <text:p text:style-name="P41"><text:s text:c="16"/>{ <text:s/>0, <text:s/>0, <text:s/>0, <text:s/>0, <text:s/>0, <text:s/>0, <text:s/>0, <text:s/>0},</text:p>
      <text:p text:style-name="P42"><text:s text:c="16"/>{ <text:s/>0, <text:s/>0, <text:s/>0, <text:s/>0, <text:s/>0, <text:s/>0, <text:s/>0, <text:s/>0},</text:p>
      <text:p text:style-name="P43"><text:s text:c="16"/>{ <text:s/>0, <text:s/>0, <text:s/>0,100,100,100, <text:s/>0, <text:s/>0},</text:p>
      <text:p text:style-name="P44"><text:s text:c="16"/>{ <text:s/>0, <text:s/>0, <text:s/>0, <text:s/>0, <text:s/>0,100, <text:s/>0, <text:s/>0},</text:p>
      <text:p text:style-name="P45"><text:s text:c="16"/>{ <text:s/>0, <text:s/>0,100, <text:s/>0, <text:s/>0,100, <text:s/>0, <text:s/>0},</text:p>
      <text:p text:style-name="P46"><text:s text:c="16"/>{ <text:s/>0, <text:s/>0,100, <text:s/>0, <text:s/>0,100, <text:s/>0, <text:s/>0},</text:p>
      <text:p text:style-name="P47"><text:s text:c="16"/>{ <text:s/>0, <text:s/>0,100,100,100,100, <text:s/>0, <text:s/>0},</text:p>
      <text:p text:style-name="P48"><text:s text:c="16"/>{ <text:s/>0, <text:s/>0, <text:s/>0, <text:s/>0, <text:s/>0, <text:s/>0, <text:s/>0, <text:s/>0},</text:p>
      <text:p text:style-name="P49"><text:s text:c="8"/>};</text:p>
      <text:p text:style-name="P50"><text:s text:c="8"/>AStar as = new AStar(maze, 0, 0, true);</text:p>
      <text:p text:style-name="P51"><text:s text:c="8"/>List&lt;AStar.Node&gt; path = as.findPathTo(7, 7);</text:p>
      <text:p text:style-name="P52"><text:s text:c="8"/>if (path != null) {</text:p>
      <text:p text:style-name="P53"><text:s text:c="12"/>path.forEach((n) -&gt; {</text:p>
      <text:p text:style-name="P54"><text:s text:c="16"/>System.out.print("[" + n.x + ", " + n.y + "] ");</text:p>
      <text:p text:style-name="P55"><text:s text:c="16"/>maze[n.y][n.x] = -1;</text:p>
      <text:p text:style-name="P56"><text:s text:c="12"/>});</text:p>
      <text:p text:style-name="P57"><text:s text:c="12"/>System.out.printf("\nTotal cost: %.02f\n", path.get(path.size() - 1).g);</text:p>
      <text:p text:style-name="P58"/>
      <text:p text:style-name="P59"><text:s text:c="12"/>for (int[] maze_row : maze) {</text:p>
      <text:p text:style-name="P60"><text:s text:c="16"/>for (int maze_entry : maze_row) {</text:p>
      <text:p text:style-name="P61"><text:s text:c="20"/>switch (maze_entry) {</text:p>
      <text:p text:style-name="P62"><text:s text:c="24"/>case 0:</text:p>
      <text:p text:style-name="P63"><text:s text:c="28"/>System.out.print("_");</text:p>
      <text:p text:style-name="P64"><text:s text:c="28"/>break;</text:p>
      <text:p text:style-name="P65"><text:s text:c="24"/>case -1:</text:p>
      <text:p text:style-name="P66"><text:s text:c="28"/>System.out.print("*");</text:p>
      <text:p text:style-name="P67"><text:s text:c="28"/>break;</text:p>
      <text:p text:style-name="P68"><text:s text:c="24"/>default:</text:p>
      <text:p text:style-name="P69"><text:s text:c="28"/>System.out.print("#");</text:p>
      <text:p text:style-name="P70"><text:span text:style-name="T71"><text:s text:c="20"/></text:span><text:span text:style-name="T72">}</text:span></text:p>
      <text:p text:style-name="P73"><text:s text:c="16"/>}</text:p>
      <text:p text:style-name="P74"><text:s text:c="16"/>System.out.println();</text:p>
      <text:p text:style-name="P75"><text:s text:c="12"/>}</text:p>
      <text:p text:style-name="P76"><text:s text:c="8"/>}</text:p>
      <text:p text:style-name="P77"><text:s text:c="4"/>}</text:p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LO-normal" style:next-style-name="LO-normal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Überschrift3" style:display-name="Überschrift 3" style:family="paragraph" style:parent-style-name="LO-normal" style:next-style-name="LO-normal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line-height="115%"/>
      <style:text-properties style:font-name="Arial" style:font-name-asian="Arial" style:font-name-complex="Arial" style:letter-kerning="false" fo:font-size="11pt" style:font-size-asian="11pt" style:font-size-complex="11pt" fo:hyphenate="false"/>
    </style:style>
    <style:style style:name="Titel" style:display-name="Titel" style:family="paragraph" style:parent-style-name="LO-normal" style:next-style-name="LO-normal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language="de" fo:country="DE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language="de" fo:country="DE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language="de" fo:country="DE"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de" fo:country="DE" style:language-asian="de" style:country-asian="DE" style:language-complex="ar" style:country-complex="SA" fo:hyphenate="tru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de" fo:country="DE" style:language-asian="de" style:country-asian="DE" style:language-complex="ar" style:country-complex="SA" fo:hyphenate="true"/>
    </style:style>
    <style:style style:name="Figure" style:display-name="Figure" style:family="paragraph" style:parent-style-name="Beschriftung"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verknüpfung" style:display-name="Internetverknüpfung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fo:language="de" fo:country="DE" style:language-asian="de" style:country-asian="DE" style:language-complex="ar" style:country-complex="SA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3LVL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i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format="a" style:num-letter-sync="true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format="i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format="a" style:num-letter-sync="true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format="i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4LVL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format="i" text:display-levels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4LVL3" style:num-format="1" text:display-levels="3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4LVL4" style:num-format="a" style:num-letter-sync="true" text:display-levels="4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4LVL5" style:num-format="i" text:display-levels="5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4LVL6" style:num-format="1" text:display-levels="6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4LVL7" style:num-format="a" style:num-letter-sync="true" text:display-levels="7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4LVL8" style:num-format="i" text:display-levels="8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4LVL9" style:num-format="1" text:display-levels="9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LO-normal" style:family="paragraph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Image2" text:anchor-type="paragraph" svg:x="5.14724in" svg:y="-0.3752in" svg:width="2.07165in" svg:height="0.71339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Novatec Consulting GmbH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ene</meta:initial-creator>
    <dc:creator>Stojanovski Kosta</dc:creator>
    <meta:creation-date>2022-08-19T09:38:00Z</meta:creation-date>
    <dc:date>2022-08-19T09:44:00Z</dc:date>
    <meta:print-date>2021-09-21T11:34:00Z</meta:print-date>
    <meta:template xlink:href="Normal" xlink:type="simple"/>
    <meta:editing-cycles>12</meta:editing-cycles>
    <meta:editing-duration>PT0S</meta:editing-duration>
    <meta:document-statistic meta:page-count="2" meta:paragraph-count="5" meta:word-count="403" meta:character-count="2938" meta:row-count="21" meta:non-whitespace-character-count="2540"/>
  </office:meta>
</office:document-meta>
</file>